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ext-properties fo:color="#6a1b9a" fo:font-size="12pt" style:font-size-asian="12pt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9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middle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15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6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fo:font-size="14pt" style:font-size-asian="14pt" style:font-size-complex="14pt"/>
    </style:style>
    <style:style style:name="ce18" style:family="table-cell" style:parent-style-name="Default" style:data-style-name="N106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4pt" style:font-size-asian="14pt" style:font-size-complex="14pt"/>
    </style:style>
    <style:style style:name="ce19" style:family="table-cell" style:parent-style-name="Default" style:data-style-name="N106"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bottom="0.002cm solid #000000" fo:background-color="transparent" fo:border-left="none" fo:border-right="none" fo:border-top="none"/>
    </style:style>
    <style:style style:name="ce21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6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fo:font-size="14pt" style:font-size-asian="14pt" style:font-size-complex="14pt"/>
    </style:style>
    <style:style style:name="ce24" style:family="table-cell" style:parent-style-name="Default" style:data-style-name="N106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0.002cm solid #000000" fo:border-top="none" style:vertical-align="middle"/>
      <style:paragraph-properties fo:text-align="end"/>
      <style:text-properties fo:font-size="14pt" style:font-size-asian="14pt" style:font-size-complex="14pt"/>
    </style:style>
    <style:style style:name="ce25" style:family="table-cell" style:parent-style-name="Default" style:data-style-name="N106">
      <style:table-cell-properties fo:border-bottom="none" fo:background-color="transparent" fo:border-left="none" fo:border-right="0.002cm solid #000000" fo:border-top="none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-bottom="0.002cm solid #000000" fo:background-color="transparent" fo:border-left="none" fo:border-right="0.002cm solid #000000" fo:border-top="none"/>
    </style:style>
    <style:style style:name="ce27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padding-bottom="0.035cm" fo:padding-left="0.035cm" fo:padding-right="0cm" fo:padding-top="0.035cm" fo:border-right="none" fo:border-top="none" style:vertical-align="middle"/>
      <style:paragraph-properties fo:text-align="end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-bottom="0.002cm solid #000000" fo:background-color="transparent" fo:border-left="0.002cm solid #000000" fo:border-right="none" fo:border-top="none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padding-bottom="0.035cm" fo:padding-left="0.035cm" fo:padding-right="0cm" fo:padding-top="0.035cm" fo:border-right="0.002cm solid #000000" fo:border-top="none" style:vertical-align="middle"/>
      <style:paragraph-properties fo:text-align="end"/>
      <style:text-properties fo:font-size="14pt" style:font-size-asian="14pt" style:font-size-complex="14pt"/>
    </style:style>
    <style:style style:name="ce43" style:family="table-cell" style:parent-style-name="Default" style:data-style-name="N3">
      <style:table-cell-properties fo:border-bottom="none" fo:background-color="transparent" fo:border-left="0.002cm solid #000000" fo:border-right="0.002cm solid #000000" fo:border-top="none"/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  <style:text-properties fo:font-size="14pt" style:font-size-asian="14pt" style:font-size-complex="14pt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9" table:number-rows-spanned="2">
            <text:p>Macro planning du projet</text:p>
          </table:table-cell>
          <table:covered-table-cell table:number-columns-repeated="8"/>
          <table:table-cell table:style-name="ce28" office:value-type="string" table:number-columns-spanned="6" table:number-rows-spanned="2">
            <text:p>Macro planning de charge du projet</text:p>
          </table:table-cell>
          <table:covered-table-cell table:number-columns-repeated="5"/>
          <table:table-cell table:style-name="ce40" office:value-type="string" table:number-columns-spanned="2" table:number-rows-spanned="5">
            <text:p>Budget</text:p>
            <text:p>Prévisionnel du</text:p>
            <text:p>Projet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table-cell table:style-name="ce4" office:value-type="string" table:number-columns-spanned="5" table:number-rows-spanned="3">
            <text:p>Dénomination des phases</text:p>
          </table:table-cell>
          <table:covered-table-cell table:number-columns-repeated="4"/>
          <table:table-cell table:style-name="ce16" office:value-type="string" table:number-columns-spanned="2" table:number-rows-spanned="3">
            <text:p>Date de début</text:p>
            <text:p>Du projet</text:p>
          </table:table-cell>
          <table:covered-table-cell/>
          <table:table-cell table:style-name="ce22" office:value-type="string" table:number-columns-spanned="2" table:number-rows-spanned="3">
            <text:p>Date de fin</text:p>
            <text:p>De projet</text:p>
          </table:table-cell>
          <table:covered-table-cell/>
          <table:table-cell table:style-name="ce29" office:value-type="string" table:number-columns-spanned="3" table:number-rows-spanned="3">
            <text:p>Ressources internes</text:p>
            <text:p>(en jours hommes)</text:p>
          </table:table-cell>
          <table:covered-table-cell table:number-columns-repeated="2"/>
          <table:table-cell table:style-name="ce36" office:value-type="string" table:number-columns-spanned="3" table:number-rows-spanned="3">
            <text:p>Ressources externe</text:p>
            <text:p>(en jours hommes)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table-cell table:style-name="ce5" office:value-type="string" table:number-columns-spanned="5" table:number-rows-spanned="2">
            <text:p>Phase 1 Réalisation du cahier des charges</text:p>
          </table:table-cell>
          <table:covered-table-cell table:number-columns-repeated="4"/>
          <table:table-cell table:style-name="ce17" office:value-type="date" office:date-value="2022-04-15" table:number-columns-spanned="2" table:number-rows-spanned="2">
            <text:p>15-avr.</text:p>
          </table:table-cell>
          <table:covered-table-cell/>
          <table:table-cell table:style-name="ce23" office:value-type="date" office:date-value="2022-04-25" table:number-columns-spanned="2" table:number-rows-spanned="2">
            <text:p>25-avr.</text:p>
          </table:table-cell>
          <table:covered-table-cell/>
          <table:table-cell table:style-name="ce30" office:value-type="string" table:number-columns-spanned="3" table:number-rows-spanned="2">
            <text:p>10JH</text:p>
          </table:table-cell>
          <table:covered-table-cell table:number-columns-repeated="2"/>
          <table:table-cell table:style-name="ce37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1" office:value-type="float" office:value="3000" table:number-columns-spanned="2" table:number-rows-spanned="2">
            <text:p>3000</text:p>
          </table:table-cell>
          <table:covered-table-cell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2 Realisation de 2 fichiers .sql pour la réalisation </text:p>
            <text:p>de la BDD. Une bdd vide et une bdd pleine</text:p>
          </table:table-cell>
          <table:covered-table-cell table:number-columns-repeated="4"/>
          <table:table-cell table:style-name="ce18" office:value-type="date" office:date-value="2022-04-26" table:number-columns-spanned="2" table:number-rows-spanned="2">
            <text:p>26-avr.</text:p>
          </table:table-cell>
          <table:covered-table-cell/>
          <table:table-cell table:style-name="ce24" office:value-type="date" office:date-value="2022-04-27" table:number-columns-spanned="2" table:number-rows-spanned="2">
            <text:p>27-avr.</text:p>
          </table:table-cell>
          <table:covered-table-cell/>
          <table:table-cell table:style-name="ce31" office:value-type="string" table:number-columns-spanned="3" table:number-rows-spanned="2">
            <text:p>2JH</text:p>
          </table:table-cell>
          <table:covered-table-cell table:number-columns-repeated="2"/>
          <table:table-cell table:style-name="ce37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2" office:value-type="float" office:value="600" table:number-columns-spanned="2" table:number-rows-spanned="2">
            <text:p>600</text:p>
          </table:table-cell>
          <table:covered-table-cell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table-cell table:style-name="ce7" office:value-type="string" table:number-columns-spanned="5" table:number-rows-spanned="2">
            <text:p>Phase 3 faire le Front du header, du burger de navigation</text:p>
          </table:table-cell>
          <table:covered-table-cell table:number-columns-repeated="4"/>
          <table:table-cell table:style-name="ce18" office:value-type="date" office:date-value="2022-04-28" table:number-columns-spanned="2" table:number-rows-spanned="2">
            <text:p>28-avr.</text:p>
          </table:table-cell>
          <table:covered-table-cell/>
          <table:table-cell table:style-name="ce24" office:value-type="date" office:date-value="2022-04-30" table:number-columns-spanned="2" table:number-rows-spanned="2">
            <text:p>30-avr.</text:p>
          </table:table-cell>
          <table:covered-table-cell/>
          <table:table-cell table:style-name="ce31" office:value-type="string" table:number-columns-spanned="3" table:number-rows-spanned="2">
            <text:p>3JH</text:p>
          </table:table-cell>
          <table:covered-table-cell table:number-columns-repeated="2"/>
          <table:table-cell table:style-name="ce37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2" office:value-type="float" office:value="900" table:number-columns-spanned="2" table:number-rows-spanned="2">
            <text:p>900</text:p>
          </table:table-cell>
          <table:covered-table-cell/>
          <table:table-cell table:number-columns-repeated="1002"/>
        </table:table-row>
        <table:table-row table:style-name="ro2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4 faire le Front de la page de connection et </text:p>
            <text:p>inscription</text:p>
          </table:table-cell>
          <table:covered-table-cell table:number-columns-repeated="4"/>
          <table:table-cell table:style-name="ce19" office:value-type="date" office:date-value="2022-05-01" table:number-columns-spanned="2" table:number-rows-spanned="2">
            <text:p>01-mai</text:p>
          </table:table-cell>
          <table:covered-table-cell/>
          <table:table-cell table:style-name="ce25" office:value-type="date" office:date-value="2022-05-02" table:number-columns-spanned="2" table:number-rows-spanned="2">
            <text:p>02-mai</text:p>
          </table:table-cell>
          <table:covered-table-cell/>
          <table:table-cell table:style-name="ce32" office:value-type="string" table:number-columns-spanned="3" table:number-rows-spanned="2">
            <text:p>2JH</text:p>
          </table:table-cell>
          <table:covered-table-cell table:number-columns-repeated="2"/>
          <table:table-cell table:style-name="ce38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3" office:value-type="float" office:value="1200" table:number-columns-spanned="2" table:number-rows-spanned="2">
            <text:p>1 200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5 faire le Front de la page d'input des données </text:p>
            <text:p>et de la page Tableau</text:p>
          </table:table-cell>
          <table:covered-table-cell table:number-columns-repeated="4"/>
          <table:table-cell table:style-name="ce19" office:value-type="date" office:date-value="2022-05-03" table:number-columns-spanned="2" table:number-rows-spanned="2">
            <text:p>03-mai</text:p>
          </table:table-cell>
          <table:covered-table-cell/>
          <table:table-cell table:style-name="ce25" office:value-type="date" office:date-value="2022-05-06" table:number-columns-spanned="2" table:number-rows-spanned="2">
            <text:p>06-mai</text:p>
          </table:table-cell>
          <table:covered-table-cell/>
          <table:table-cell table:style-name="ce33" office:value-type="string" table:number-columns-spanned="3" table:number-rows-spanned="2">
            <text:p>4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600" table:number-columns-spanned="2" table:number-rows-spanned="2">
            <text:p>600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6 faire le Back de la page de connection et </text:p>
            <text:p>inscription</text:p>
          </table:table-cell>
          <table:covered-table-cell table:number-columns-repeated="4"/>
          <table:table-cell table:style-name="ce19" office:value-type="date" office:date-value="2022-05-07" table:number-columns-spanned="2" table:number-rows-spanned="2">
            <text:p>07-mai</text:p>
          </table:table-cell>
          <table:covered-table-cell/>
          <table:table-cell table:style-name="ce25" office:value-type="date" office:date-value="2022-05-09" table:number-columns-spanned="2" table:number-rows-spanned="2">
            <text:p>09-mai</text:p>
          </table:table-cell>
          <table:covered-table-cell/>
          <table:table-cell table:style-name="ce33" office:value-type="string" table:number-columns-spanned="3" table:number-rows-spanned="2">
            <text:p>3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900" table:number-columns-spanned="2" table:number-rows-spanned="2">
            <text:p>900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7 faire le Back de la page d'inputs des données </text:p>
            <text:p>et de la page tableau</text:p>
          </table:table-cell>
          <table:covered-table-cell table:number-columns-repeated="4"/>
          <table:table-cell table:style-name="ce19" office:value-type="date" office:date-value="2022-05-10" table:number-columns-spanned="2" table:number-rows-spanned="2">
            <text:p>10-mai</text:p>
          </table:table-cell>
          <table:covered-table-cell/>
          <table:table-cell table:style-name="ce25" office:value-type="date" office:date-value="2022-05-12" table:number-columns-spanned="2" table:number-rows-spanned="2">
            <text:p>12-mai</text:p>
          </table:table-cell>
          <table:covered-table-cell/>
          <table:table-cell table:style-name="ce32" office:value-type="string" table:number-columns-spanned="3" table:number-rows-spanned="2">
            <text:p>3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900" table:number-columns-spanned="2" table:number-rows-spanned="2">
            <text:p>9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6" office:value-type="string" table:number-columns-spanned="5" table:number-rows-spanned="2">
            <text:p>Phase 8 faire le Front et <text:s/>Back de la page de diagramme </text:p>
            <text:p>et de calendrier interactif</text:p>
          </table:table-cell>
          <table:covered-table-cell table:number-columns-repeated="4"/>
          <table:table-cell table:style-name="ce19" office:value-type="date" office:date-value="2022-05-13" table:number-columns-spanned="2" table:number-rows-spanned="2">
            <text:p>13-mai</text:p>
          </table:table-cell>
          <table:covered-table-cell/>
          <table:table-cell table:style-name="ce25" office:value-type="date" office:date-value="2022-05-17" table:number-columns-spanned="2" table:number-rows-spanned="2">
            <text:p>17-mai</text:p>
          </table:table-cell>
          <table:covered-table-cell/>
          <table:table-cell table:style-name="ce32" office:value-type="string" table:number-columns-spanned="3" table:number-rows-spanned="2">
            <text:p>5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1500" table:number-columns-spanned="2" table:number-rows-spanned="2">
            <text:p>15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7" office:value-type="string" table:number-columns-spanned="5" table:number-rows-spanned="2">
            <text:p>Phase 9 faire des tests unitaires pour les différentes pages</text:p>
          </table:table-cell>
          <table:covered-table-cell table:number-columns-repeated="4"/>
          <table:table-cell table:style-name="ce19" office:value-type="date" office:date-value="2022-05-18" table:number-columns-spanned="2" table:number-rows-spanned="2">
            <text:p>18-mai</text:p>
          </table:table-cell>
          <table:covered-table-cell/>
          <table:table-cell table:style-name="ce25" office:value-type="date" office:date-value="2022-05-25" table:number-columns-spanned="2" table:number-rows-spanned="2">
            <text:p>25-mai</text:p>
          </table:table-cell>
          <table:covered-table-cell/>
          <table:table-cell table:style-name="ce32" office:value-type="string" table:number-columns-spanned="3" table:number-rows-spanned="2">
            <text:p>8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2400" table:number-columns-spanned="2" table:number-rows-spanned="2">
            <text:p>24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7" office:value-type="string" table:number-columns-spanned="5" table:number-rows-spanned="2">
            <text:p>Phase 10 corriger les éventuels bugs</text:p>
          </table:table-cell>
          <table:covered-table-cell table:number-columns-repeated="4"/>
          <table:table-cell table:style-name="ce19" office:value-type="date" office:date-value="2022-05-26" table:number-columns-spanned="2" table:number-rows-spanned="2">
            <text:p>26-mai</text:p>
          </table:table-cell>
          <table:covered-table-cell/>
          <table:table-cell table:style-name="ce25" office:value-type="date" office:date-value="2022-05-27" table:number-columns-spanned="2" table:number-rows-spanned="2">
            <text:p>27-mai</text:p>
          </table:table-cell>
          <table:covered-table-cell/>
          <table:table-cell table:style-name="ce32" office:value-type="string" table:number-columns-spanned="3" table:number-rows-spanned="2">
            <text:p>2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600" table:number-columns-spanned="2" table:number-rows-spanned="2">
            <text:p>6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7" office:value-type="string" table:number-columns-spanned="5" table:number-rows-spanned="2">
            <text:p>Phase 11 Déploiement sur un serveur apache</text:p>
          </table:table-cell>
          <table:covered-table-cell table:number-columns-repeated="4"/>
          <table:table-cell table:style-name="ce19" office:value-type="date" office:date-value="2022-05-28" table:number-columns-spanned="2" table:number-rows-spanned="2">
            <text:p>28-mai</text:p>
          </table:table-cell>
          <table:covered-table-cell/>
          <table:table-cell table:style-name="ce25" office:value-type="date" office:date-value="2022-05-31" table:number-columns-spanned="2" table:number-rows-spanned="2">
            <text:p>31-mai</text:p>
          </table:table-cell>
          <table:covered-table-cell/>
          <table:table-cell table:style-name="ce32" office:value-type="string" table:number-columns-spanned="3" table:number-rows-spanned="2">
            <text:p>4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1200" table:number-columns-spanned="2" table:number-rows-spanned="2">
            <text:p>12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7" office:value-type="string" table:number-columns-spanned="5" table:number-rows-spanned="2">
            <text:p>Phase 12 Redaction de la documentation</text:p>
          </table:table-cell>
          <table:covered-table-cell table:number-columns-repeated="4"/>
          <table:table-cell table:style-name="ce19" office:value-type="date" office:date-value="2022-06-01" table:number-columns-spanned="2" table:number-rows-spanned="2">
            <text:p>01-juin</text:p>
          </table:table-cell>
          <table:covered-table-cell/>
          <table:table-cell table:style-name="ce25" office:value-type="date" office:date-value="2022-06-05" table:number-columns-spanned="2" table:number-rows-spanned="2">
            <text:p>05-juin</text:p>
          </table:table-cell>
          <table:covered-table-cell/>
          <table:table-cell table:style-name="ce32" office:value-type="string" table:number-columns-spanned="3" table:number-rows-spanned="2">
            <text:p>5JH</text:p>
          </table:table-cell>
          <table:covered-table-cell table:number-columns-repeated="2"/>
          <table:table-cell table:style-name="ce33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4" office:value-type="float" office:value="1500" table:number-columns-spanned="2" table:number-rows-spanned="2">
            <text:p>1500</text:p>
          </table:table-cell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table-cell table:style-name="ce8" office:value-type="string" table:number-columns-spanned="5" table:number-rows-spanned="2">
            <text:p>Phase 13</text:p>
          </table:table-cell>
          <table:covered-table-cell table:number-columns-repeated="4"/>
          <table:table-cell table:style-name="ce20"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style-name="ce34" table:number-columns-spanned="3" table:number-rows-spanned="2"/>
          <table:covered-table-cell table:number-columns-repeated="2"/>
          <table:table-cell table:style-name="ce26" table:number-columns-spanned="3" table:number-rows-spanned="2"/>
          <table:covered-table-cell table:number-columns-repeated="2"/>
          <table:table-cell table:style-name="ce15" table:number-columns-spanned="2" table:number-rows-spanned="2"/>
          <table:covered-table-cell/>
          <table:table-cell table:number-columns-repeated="1002"/>
        </table:table-row>
        <table:table-row table:style-name="ro3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9" office:value-type="string" table:number-columns-spanned="5" table:number-rows-spanned="2">
            <text:p>Ensemble du projet (total)</text:p>
          </table:table-cell>
          <table:covered-table-cell table:number-columns-repeated="4"/>
          <table:table-cell table:style-name="ce21" table:number-columns-spanned="2" table:number-rows-spanned="2"/>
          <table:covered-table-cell/>
          <table:table-cell table:style-name="ce27" table:number-columns-spanned="2" table:number-rows-spanned="2"/>
          <table:covered-table-cell/>
          <table:table-cell table:style-name="ce35" office:value-type="string" table:number-columns-spanned="3" table:number-rows-spanned="2">
            <text:p>49 JH</text:p>
          </table:table-cell>
          <table:covered-table-cell table:number-columns-repeated="2"/>
          <table:table-cell table:style-name="ce39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45" office:value-type="float" office:value="15300" table:number-columns-spanned="2" table:number-rows-spanned="2">
            <text:p>15 300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style-name="ce10" office:value-type="string" table:number-columns-spanned="2" table:number-rows-spanned="4">
            <text:p>Objectif à renégocier</text:p>
          </table:table-cell>
          <table:covered-table-cell/>
          <table:table-cell table:style-name="ce13" office:value-type="string" table:number-columns-spanned="15" table:number-rows-spanned="4">
            <text:p>Négociation avec le client suivant les revenus mit en place si il a le budget pour des tests unitaires et de la documentation pour son site.</text:p>
            <text:p>Voir si il souhaite une suivi personnalisé de la gestion de son site avec par exemple un abonnement à l' année.</text:p>
          </table:table-cell>
          <table:covered-table-cell table:number-columns-repeated="14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11" office:value-type="string" table:number-columns-spanned="2" table:number-rows-spanned="4">
            <text:p>Destinataire de la</text:p>
            <text:p>Note de cadrage</text:p>
          </table:table-cell>
          <table:covered-table-cell/>
          <table:table-cell table:style-name="ce14" table:number-columns-spanned="15" table:number-rows-spanned="4"/>
          <table:covered-table-cell table:number-columns-repeated="14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table-cell table:style-name="ce12" office:value-type="string" table:number-columns-spanned="2" table:number-rows-spanned="4">
            <text:p>Document joints</text:p>
          </table:table-cell>
          <table:covered-table-cell/>
          <table:table-cell table:style-name="ce15" table:number-columns-spanned="15" table:number-rows-spanned="4"/>
          <table:covered-table-cell table:number-columns-repeated="14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>
          <table:table-cell/>
          <table:table-cell table:style-name="ce2" table:number-columns-repeated="4"/>
          <table:covered-table-cell table:number-columns-repeated="17"/>
          <table:table-cell table:number-columns-repeated="100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6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0pt" style:font-name-asian="Liberation Sans" style:font-size-asian="10pt" style:font-name-complex="Liberation Sans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09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creation-date>2022-04-19T16:38:36Z</meta:creation-date>
    <dc:date>2022-04-26T09:32:54.36</dc:date>
    <meta:editing-cycles>6</meta:editing-cycles>
    <meta:editing-duration>PT14M1S</meta:editing-duration>
    <meta:document-statistic meta:table-count="1" meta:cell-count="89" meta:object-count="0"/>
  </office:meta>
</office:document-meta>
</file>